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3283in" fo:text-indent="-0.548in" style:auto-text-indent="false"/>
      <style:text-properties style:font-name="Times New Roman" fo:font-size="12pt" style:font-size-asian="12pt" style:font-size-complex="12pt"/>
    </style:style>
    <style:style style:name="P2" style:family="paragraph" style:parent-style-name="Standard">
      <style:paragraph-properties fo:margin-left="0in" fo:margin-right="0in" fo:line-height="200%" fo:text-indent="-0.548in" style:auto-text-indent="false"/>
      <style:text-properties style:font-name="Times New Roman" fo:font-size="12pt" officeooo:rsid="00087928" officeooo:paragraph-rsid="000b8869" style:font-size-asian="12pt" style:font-size-complex="12pt"/>
    </style:style>
    <style:style style:name="P3" style:family="paragraph" style:parent-style-name="Standard">
      <style:paragraph-properties fo:margin-left="0in" fo:margin-right="0in" fo:line-height="200%" fo:text-align="start" style:justify-single-word="false" fo:text-indent="-0.548in" style:auto-text-indent="false"/>
      <style:text-properties style:font-name="Times New Roman" fo:font-size="12pt" officeooo:rsid="000b8869" officeooo:paragraph-rsid="000c583d" style:font-size-asian="12pt" style:font-size-complex="12pt"/>
    </style:style>
    <style:style style:name="P4" style:family="paragraph" style:parent-style-name="Standard">
      <style:paragraph-properties fo:margin-left="0in" fo:margin-right="0in" fo:line-height="200%" fo:text-indent="-0.548in" style:auto-text-indent="false"/>
      <style:text-properties fo:font-variant="normal" fo:text-transform="none" fo:color="#000000" style:font-name="Times New Roman" fo:font-size="12pt" fo:letter-spacing="normal" fo:font-style="normal" fo:font-weight="normal" officeooo:rsid="00087928" officeooo:paragraph-rsid="00087928" style:font-size-asian="12pt" style:font-size-complex="12pt"/>
    </style:style>
    <style:style style:name="P5" style:family="paragraph" style:parent-style-name="Standard">
      <style:paragraph-properties fo:margin-left="0in" fo:margin-right="0in" fo:line-height="200%" fo:text-indent="-0.548in" style:auto-text-indent="false"/>
      <style:text-properties fo:font-variant="normal" fo:text-transform="none" fo:color="#000000" style:font-name="Times New Roman" fo:font-size="12pt" fo:letter-spacing="normal" fo:font-style="normal" fo:font-weight="normal" officeooo:rsid="0009e098" style:font-size-asian="12pt" style:font-size-complex="12pt"/>
    </style:style>
    <style:style style:name="P6" style:family="paragraph" style:parent-style-name="Standard">
      <style:paragraph-properties fo:margin-left="0in" fo:margin-right="0in" fo:line-height="200%" fo:text-indent="-0.548in" style:auto-text-indent="false"/>
      <style:text-properties fo:font-variant="normal" fo:text-transform="none" fo:color="#000000" style:font-name="Times New Roman" fo:font-size="12pt" fo:letter-spacing="normal" fo:font-style="normal" fo:font-weight="normal" officeooo:rsid="0009e098" officeooo:paragraph-rsid="000b8869" style:font-size-asian="12pt" style:font-size-complex="12pt"/>
    </style:style>
    <style:style style:name="P7" style:family="paragraph" style:parent-style-name="Standard">
      <style:paragraph-properties fo:margin-left="0in" fo:margin-right="0in" fo:line-height="200%" fo:text-align="start" style:justify-single-word="false" fo:text-indent="-0.548in" style:auto-text-indent="false"/>
      <style:text-properties fo:font-variant="normal" fo:text-transform="none" fo:color="#000000" style:font-name="Times New Roman" fo:font-size="12pt" fo:letter-spacing="normal" fo:font-style="normal" fo:font-weight="normal" officeooo:rsid="000b8869" officeooo:paragraph-rsid="000c583d" style:font-size-asian="12pt" style:font-size-complex="12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8eea1"/>
    </style:style>
    <style:style style:name="T4" style:family="text">
      <style:text-properties fo:font-variant="normal" fo:text-transform="none" fo:color="#000000" fo:letter-spacing="normal" fo:font-style="normal" fo:font-weight="normal" officeooo:rsid="0009e098"/>
    </style:style>
    <style:style style:name="T5" style:family="text">
      <style:text-properties fo:font-variant="normal" fo:text-transform="none" fo:color="#000000" fo:letter-spacing="normal" fo:font-style="normal" fo:font-weight="normal" officeooo:rsid="000c583d"/>
    </style:style>
    <style:style style:name="T6" style:family="text">
      <style:text-properties fo:font-variant="normal" fo:text-transform="none" fo:color="#000000" fo:letter-spacing="normal" fo:font-style="normal" fo:font-weight="normal" officeooo:rsid="00100234"/>
    </style:style>
    <style:style style:name="T7" style:family="text">
      <style:text-properties fo:font-variant="normal" fo:text-transform="none" fo:color="#000000" fo:letter-spacing="normal" fo:font-style="normal" fo:font-weight="normal" officeooo:rsid="0011a46a"/>
    </style:style>
    <style:style style:name="T8" style:family="text">
      <style:text-properties fo:font-variant="normal" fo:text-transform="none" fo:color="#000000" fo:letter-spacing="normal" fo:font-style="italic" fo:font-weight="normal"/>
    </style:style>
    <style:style style:name="T9" style:family="text">
      <style:text-properties officeooo:rsid="000c58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lnahdi, Ghaleb, Ph.D. "Assistive Technology in Special Education and the Universal Design for Learning." </text:span><text:span text:style-name="T8">The Turkish Online Journal of Educational Technology</text:span><text:span text:style-name="T1"> </text:span><text:span text:style-name="T2">13.2 (2014): 18-23. Web. 14 Sept. 2014.</text:span></text:p>
      <text:p text:style-name="P5"/>
      <text:p text:style-name="P4"><text:tab/><text:tab/>This article discusses the ways in which special education students are benefited by various forms of technology, specifically in regard to the Universal Design for Learning (UDL), which is an educational framework characterized by flexible learning environments that allow for individual learning differences. <text:s/>The author gives a working definition for assistive technology; to paraphrase, assistive technology is any tool that helps one <text:span text:style-name="T9">having</text:span> disabilities <text:span text:style-name="T9">to </text:span>improve functional capability. <text:s/>The author also lays out some of the principles that make assistive technology more effective, which include equitable use, flexible and intuitive use, perceptible information, and tolerance for user error. <text:s/>Alnahdi also pointed out some obstacles faced by developers and users of assistive technology; these include the use of these technologies as a 'cognitive prosthesis,' or crutch, the generally high cost of assistive technology, the abandonment of the technologies by students, and the training required to operate these systems. <text:s/><text:span text:style-name="T9">Some existing forms of assistive technology used for improving communication skills include tools for speech-recognition, spell-checking, and assistance with writing.</text:span></text:p>
      <text:p text:style-name="P2"><text:span text:style-name="T2"><text:tab/><text:tab/> </text:span><text:span text:style-name="T4">O</text:span><text:span text:style-name="T3">ne of the main points of the UDL is that students with different needs or disabilities should still be held to high expectations in order to foster learning; </text:span><text:span text:style-name="T4">this puts otherwise capable students who are held back by their disabilities at a disadvantage. <text:s/>For example, a blind student without assistive technology is held back by the fact that he or she is unable to proficiently access the internet using a traditional computer with a keyboard. <text:s/>However, with speech output technology, the same student is able to be held to similar expectations as other students who can use the internet </text:span><text:span text:style-name="T7">independently</text:span><text:span text:style-name="T4">. </text:span></text:p>
      <text:p text:style-name="P6"><text:tab/><text:tab/> This is just one example of the many ways that students with disabilities, especially those that hinder communication skills, can receive the same quality of education as those without disabilities. <text:s/></text:p>
      <text:p text:style-name="P7"><text:tab/><text:tab/></text:p>
      <text:p text:style-name="P3"><text:soft-page-break/><text:span text:style-name="T2"><text:tab/><text:tab/>This article is very helpful to my understanding of my area of research, using motion detection to create cheap, portable interactive spaces for kids. <text:s/>The author discussed some existing forms of assistive technology and their applications, which gives me an idea of the different applications for my prospective framework. <text:s/>The author also delineated some of the challenges that I will probably face as I develop this application. <text:s/>Some things I will have to consider when designing the framework is its cost, portability, flexibility of use, tolerance for user error, perceptible feedback, physical effort involved, as well as a multitude of other factors. <text:s/>The motivation behind creating this framework is to help kids with disabilities become engaged in an interactive activity. <text:s/>This article also brought to my attention that in order for the framework to be useful, kids with all types of different disabilities should be able to benefit from it. <text:s/></text:span><text:span text:style-name="T5">Motion detection technology is not new; however, its applications for interactive environments has not yet been adequately explor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3:54:00.355605935</meta:creation-date>
    <dc:date>2014-09-16T17:47:46.099377062</dc:date>
    <meta:editing-duration>PT37M32S</meta:editing-duration>
    <meta:editing-cycles>7</meta:editing-cycles>
    <meta:generator>LibreOffice/4.2.6.3$Linux_x86 LibreOffice_project/420m0$Build-3</meta:generator>
    <meta:document-statistic meta:table-count="0" meta:image-count="0" meta:object-count="0" meta:page-count="2" meta:paragraph-count="6" meta:word-count="493" meta:character-count="3300" meta:non-whitespace-character-count="2784"/>
  </office:meta>
</office:document-meta>
</file>